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Junicode Two Beta" svg:font-family="'Junicode Two Beta'" style:font-adornments="SemiCondensed Bold" style:font-pitch="variable"/>
    <style:font-face style:name="Junicode Two Beta:cv69=2&amp;cv80&amp;cv81=2" svg:font-family="'Junicode Two Beta:cv69=2&amp;cv80&amp;cv81=2'" style:font-adornments="Regular" style:font-pitch="variable"/>
    <style:font-face style:name="Junicode Two Beta:cv69=2&amp;cv80&amp;cv81=2&amp;hlig" svg:font-family="'Junicode Two Beta:cv69=2&amp;cv80&amp;cv81=2&amp;hli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765fa"/>
    </style:style>
    <style:style style:name="T1" style:family="text">
      <style:text-properties officeooo:rsid="001765fa"/>
    </style:style>
    <style:style style:name="T2" style:family="text">
      <style:text-properties officeooo:rsid="0017cbc7"/>
    </style:style>
    <style:style style:name="T3" style:family="text">
      <style:text-properties style:font-name="Junicode Two Beta:cv69=2&amp;cv80&amp;cv81=2&amp;hlig"/>
    </style:style>
    <style:style style:name="T4" style:family="text">
      <style:text-properties style:font-name="Junicode Two Beta:cv69=2&amp;cv80&amp;cv81=2&amp;hlig" officeooo:rsid="001765fa"/>
    </style:style>
    <style:style style:name="T5" style:family="text">
      <style:text-properties officeooo:rsid="0018f6c2"/>
    </style:style>
    <style:style style:name="T6" style:family="text">
      <style:text-properties style:font-name="Junicode Two Beta:cv69=2&amp;cv80&amp;cv81=2" officeooo:rsid="0018f6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x Rotulo Parliamenti de Anno Regni Annae Reginae Primo</text:h>
      <text:p text:style-name="P1">IN PARLIAMENTO inchoat̃ apud Westm͛ <text:span text:style-name="T2">Tricesimo </text:span>Die Decembris Anno Regni Sereniss̃ at<text:span text:style-name="T3">qꝫ</text:span> Excellentiss̃ Dñi ñri Gulielmi t͛cii Dei Grat̃ Angl̵ <text:span text:style-name="T1">Scoc̃ Franc̃ &amp; Hib̵nie ℟ Fidei Defenso</text:span><text:span text:style-name="T2">r</text:span><text:span text:style-name="T1"> &amp;c. Decimo t͛cio &amp; abinde ꝑ seꝑal̵ Adjournament̃ continuat̃ ad &amp; in Octavum Diem Martij Anno Regni dicti Dñi ñri ℟ </text:span><text:span text:style-name="T2">D</text:span><text:span text:style-name="T1">ecimo quarto Anno</text:span><text:span text:style-name="T4">qꝫ</text:span><text:span text:style-name="T1"> Dñi Millesimo septingesimo primo (in quem Diem dictus Dñus Rex Diem suum clausit extremum) &amp; ulterius continuat̃ ad &amp; Vicesimū quintum Diem Maij Anno Regni Dñe ñre Anne Regine Primo Anno</text:span><text:span text:style-name="T4">qꝫ</text:span><text:span text:style-name="T1"> </text:span><text:span text:style-name="T2">Dñi Millesimo septingentesimo secundo Cōi omnium Dñoꝝ tam spiritual̵ quam Temporal̵ &amp; Communitatis consensu &amp; Regie Majestatis Assensu sancita inactitata ordinata &amp; stabilita fuerunt sequentia hec </text:span><text:span text:style-name="T6">S</text:span><text:span text:style-name="T2">tatu ad verbum ut sequitu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Junicode Two Beta" svg:font-family="'Junicode Two Beta'" style:font-adornments="SemiCondensed Bold" style:font-pitch="variable"/>
    <style:font-face style:name="Junicode Two Beta:cv69=2&amp;cv80&amp;cv81=2" svg:font-family="'Junicode Two Beta:cv69=2&amp;cv80&amp;cv81=2'" style:font-adornments="Regular" style:font-pitch="variable"/>
    <style:font-face style:name="Junicode Two Beta:cv69=2&amp;cv80&amp;cv81=2&amp;hlig" svg:font-family="'Junicode Two Beta:cv69=2&amp;cv80&amp;cv81=2&amp;hli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Songti SC" style:font-size-asian="10.5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zxx" fo:country="none" style:letter-kerning="true" style:font-name-asian="Songti SC" style:font-size-asian="10.5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Junicode Two Beta:cv69=2&amp;cv80&amp;cv81=2" fo:font-family="'Junicode Two Beta:cv69=2&amp;cv80&amp;cv81=2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4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Junicode Two Beta" fo:font-family="'Junicode Two Beta'" style:font-style-name="SemiCondensed Bold" style:font-pitch="variable" fo:font-size="125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2-12T22:44:15.651930487</meta:creation-date>
    <dc:date>2021-12-12T23:15:09.087390858</dc:date>
    <meta:editing-duration>PT5M32S</meta:editing-duration>
    <meta:editing-cycles>1</meta:editing-cycles>
    <meta:document-statistic meta:table-count="0" meta:image-count="0" meta:object-count="0" meta:page-count="1" meta:paragraph-count="2" meta:word-count="122" meta:character-count="766" meta:non-whitespace-character-count="646"/>
    <meta:generator>LibreOffice/7.1.4.2$MacOSX_X86_64 LibreOffice_project/a529a4fab45b75fefc5b6226684193eb000654f6</meta:generator>
  </office:meta>
</office:document-meta>
</file>